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="Circle" draw:marker-start-width="0.33cm" draw:marker-end="Arrow" draw:marker-end-width="0.33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color="#000000" draw:fill="none" draw:fill-color="#ffffff" fo:min-height="0.423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solid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2.048cm" svg:height="0.952cm" svg:x="2.115cm" svg:y="2.801cm">
          <text:p/>
        </draw:rect>
        <draw:line draw:style-name="gr2" draw:text-style-name="P1" draw:layer="layout" svg:x1="3.152cm" svg:y1="3.277cm" svg:x2="5.64cm" svg:y2="3.277cm">
          <text:p/>
        </draw:line>
        <draw:frame draw:style-name="gr3" draw:text-style-name="P1" draw:layer="layout" svg:width="2.824cm" svg:height="1.025cm" svg:x="1.831cm" svg:y="1.691cm">
          <draw:text-box>
            <text:p text:style-name="P2"><text:s/>t</text:p>
          </draw:text-box>
        </draw:frame>
        <draw:rect draw:style-name="gr4" draw:layer="layout" svg:width="2.022cm" svg:height="0.979cm" svg:x="5.666cm" svg:y="2.751cm">
          <text:p>0</text:p>
        </draw:rect>
        <draw:rect draw:style-name="gr5" draw:text-style-name="P3" draw:layer="layout" svg:width="2.022cm" svg:height="0.979cm" svg:x="7.688cm" svg:y="2.751cm">
          <text:p text:style-name="P3">0</text:p>
        </draw:rect>
        <draw:rect draw:style-name="gr4" draw:layer="layout" svg:width="2.022cm" svg:height="0.979cm" svg:x="9.71cm" svg:y="2.751cm">
          <text:p>0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0-31T17:38:34</meta:creation-date>
    <dc:date>2009-07-10T16:05:54</dc:date>
    <dc:language>fr-BE</dc:language>
    <meta:editing-cycles>6</meta:editing-cycles>
    <meta:editing-duration>PT00H14M53S</meta:editing-duration>
    <meta:document-statistic meta:object-count="6"/>
    <meta:user-defined meta:name="Info 1"/>
    <meta:user-defined meta:name="Info 2"/>
    <meta:user-defined meta:name="Info 3"/>
    <meta:user-defined meta:name="Info 4"/>
  </office:meta>
</office:document-meta>
</file>